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fo:background-color="#eb613d"/>
    </style:style>
    <style:style style:name="ce7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#ff6633" fo:border-left="none" fo:border-right="none" fo:border-top="2.49pt solid #000000"/>
    </style:style>
    <style:style style:name="ce10" style:family="table-cell" style:parent-style-name="Default" style:data-style-name="N37">
      <style:table-cell-properties fo:background-color="#ff6633"/>
    </style:style>
    <style:style style:name="ce11" style:family="table-cell" style:parent-style-name="Default" style:data-style-name="N37"/>
    <style:style style:name="ce12" style:family="table-cell" style:parent-style-name="Default" style:data-style-name="N37">
      <style:table-cell-properties fo:background-color="#eb613d"/>
    </style:style>
    <style:style style:name="ce13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4" style:family="table-cell" style:parent-style-name="Default" style:data-style-name="N37">
      <style:table-cell-properties fo:background-color="transparent"/>
    </style:style>
    <style:style style:name="ce15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6" style:family="table-cell" style:parent-style-name="Default" style:data-style-name="N37">
      <style:table-cell-properties fo:border="none"/>
    </style:style>
    <style:style style:name="ce17" style:family="table-cell" style:parent-style-name="Default" style:data-style-name="N37">
      <style:table-cell-properties fo:border-bottom="none" fo:background-color="#ff6633" fo:border-left="none" fo:border-right="none" fo:border-top="2.49pt solid #0000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5"/>
        <table:table-column table:style-name="co9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table:style-name="Default" office:value-type="string">
            <text:p>vom</text:p>
          </table:table-cell>
          <table:table-cell table:style-name="Default"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1">
          <table:table-cell table:style-name="ce1" office:value-type="string">
            <text:p>diplomand</text:p>
          </table:table-cell>
          <table:table-cell table:style-name="ce4" office:value-type="string">
            <text:p>rliebscher</text:p>
          </table:table-cell>
          <table:table-cell table:style-name="ce4" office:value-type="string">
            <text:p>Ron Liebscher</text:p>
          </table:table-cell>
          <table:table-cell table:style-name="ce4" office:value-type="string">
            <text:p>Optimizer/Correalation</text:p>
          </table:table-cell>
          <table:table-cell table:style-name="ce4" office:value-type="string">
            <text:p>xx.xx.xx</text:p>
          </table:table-cell>
          <table:table-cell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style-name="ce11"/>
          <table:table-cell/>
        </table:table-row>
        <table:table-row table:style-name="ro1">
          <table:table-cell table:style-name="ce2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0" office:value-type="date" office:date-value="2011-02-08">
            <text:p>08.02.11</text:p>
          </table:table-cell>
          <table:table-cell table:style-name="ce10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ce11"/>
          <table:table-cell/>
        </table:table-row>
        <table:table-row table:style-name="ro1">
          <table:table-cell table:style-name="ce2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office:value-type="date" office:date-value="2010-12-21">
            <text:p>21.12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0" office:value-type="date" office:date-value="2010-12-21">
            <text:p>21.12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2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ce11"/>
          <table:table-cell/>
        </table:table-row>
        <table:table-row table:style-name="ro1">
          <table:table-cell table:style-name="ce2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0" office:value-type="date" office:date-value="2010-09-08">
            <text:p>08.09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>
            <text:p>diplomand5</text:p>
          </table:table-cell>
          <table:table-cell table:style-name="ce7" office:value-type="string">
            <text:p>totim</text:p>
          </table:table-cell>
          <table:table-cell table:style-name="ce7" office:value-type="string">
            <text:p>Tobias Timmerscheidt</text:p>
          </table:table-cell>
          <table:table-cell table:style-name="ce7" office:value-type="string">
            <text:p>Algebras/DistributedRelation</text:p>
          </table:table-cell>
          <table:table-cell table:style-name="ce13" office:value-type="date" office:date-value="2010-01-15">
            <text:p>15.01.10</text:p>
          </table:table-cell>
          <table:table-cell table:style-name="ce13" office:value-type="date" office:date-value="2011-02-16">
            <text:p>16.02.11</text:p>
          </table:table-cell>
          <table:table-cell table:style-name="ce7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tachmann</text:p>
          </table:table-cell>
          <table:table-cell table:style-name="ce5" office:value-type="string">
            <text:p>Thomas Achmann</text:p>
          </table:table-cell>
          <table:table-cell table:style-name="ce5" office:value-type="string">
            <text:p>Algebras/Distributed</text:p>
          </table:table-cell>
          <table:table-cell table:style-name="ce10" office:value-type="date" office:date-value="2011-02-16">
            <text:p>16.02.11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8" table:number-columns-repeated="3"/>
          <table:table-cell table:style-name="ce14" table:number-columns-repeated="2"/>
          <table:table-cell table:style-name="ce8"/>
        </table:table-row>
        <table:table-row table:style-name="ro1">
          <table:table-cell table:style-name="ce2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srenner</text:p>
          </table:table-cell>
          <table:table-cell table:style-name="ce5" office:value-type="string">
            <text:p>Stefanie Renner</text:p>
          </table:table-cell>
          <table:table-cell table:style-name="ce5" office:value-type="string">
            <text:p>Algebras/MovingRegion2</text:p>
          </table:table-cell>
          <table:table-cell table:style-name="ce10" office:value-type="date" office:date-value="2011-11-09">
            <text:p>09.11.11</text:p>
          </table:table-cell>
          <table:table-cell table:style-name="ce10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/>
        </table:table-row>
        <table:table-row table:style-name="ro1">
          <table:table-cell table:style-name="ce2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5" office:value-type="date" office:date-value="2010-01-20">
            <text:p>20.01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Algebras/SpatialJoin2</text:p>
          </table:table-cell>
          <table:table-cell table:style-name="ce12" office:value-type="date" office:date-value="2011-11-14">
            <text:p>14.11.11</text:p>
          </table:table-cell>
          <table:table-cell table:style-name="ce12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ce11"/>
          <table:table-cell/>
        </table:table-row>
        <table:table-row table:style-name="ro1">
          <table:table-cell table:style-name="ce2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Algebras/Groupby</text:p>
          </table:table-cell>
          <table:table-cell table:style-name="ce12" office:value-type="date" office:date-value="2011-11-16">
            <text:p>16.11.11</text:p>
          </table:table-cell>
          <table:table-cell table:style-name="ce12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/>
        </table:table-row>
        <table:table-row table:style-name="ro1">
          <table:table-cell table:style-name="ce1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5" office:value-type="date" office:date-value="2010-02-01">
            <text:p>01.02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5"/>
          <table:table-cell table:style-name="ce11"/>
          <table:table-cell/>
        </table:table-row>
        <table:table-row table:style-name="ro1">
          <table:table-cell table:style-name="ce1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5" office:value-type="date" office:date-value="2010-03-01">
            <text:p>01.03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5"/>
          <table:table-cell table:style-name="ce11"/>
          <table:table-cell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5" office:value-type="date" office:date-value="2010-04-14">
            <text:p>14.04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style-name="ce3" table:number-columns-repeated="4"/>
          <table:table-cell table:style-name="ce16" table:number-columns-repeated="2"/>
          <table:table-cell table:style-name="ce3"/>
        </table:table-row>
        <table:table-row table:style-name="ro1">
          <table:table-cell table:style-name="ce2" office:value-type="string">
            <text:p>diplomand12</text:p>
          </table:table-cell>
          <table:table-cell table:style-name="ce9" office:value-type="string">
            <text:p>wrede</text:p>
          </table:table-cell>
          <table:table-cell table:style-name="ce9" office:value-type="string">
            <text:p>Nina Wrede</text:p>
          </table:table-cell>
          <table:table-cell table:style-name="ce9" office:value-type="string">
            <text:p>Network2 TemporalNet2</text:p>
          </table:table-cell>
          <table:table-cell table:style-name="ce17" office:value-type="date" office:date-value="2010-06-15">
            <text:p>15.06.10</text:p>
          </table:table-cell>
          <table:table-cell table:style-name="ce9"/>
          <table:table-cell table:style-name="ce9" office:value-type="string">
            <text:p>nein</text:p>
          </table:table-cell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.11.2011</text:date>, <text:time>10:04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1-11-16T10:04:24</dc:date>
    <meta:editing-duration>PT1H1M6S</meta:editing-duration>
    <meta:editing-cycles>13</meta:editing-cycles>
    <meta:generator>LibreOffice/3.4$Unix LibreOffice_project/340m1$Build-1206</meta:generator>
    <meta:print-date>2011-02-08T16:05:55</meta:print-date>
    <dc:creator>Simone Jandt</dc:creator>
    <meta:document-statistic meta:table-count="3" meta:cell-count="135" meta:object-count="0"/>
  </office:meta>
</office:document-meta>
</file>